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ializableListDecorator.AbstractSerializableListDecorator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ializableListDecorator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rializableListDecorator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